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483" officeooo:paragraph-rsid="001c3483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ine multiple Goals of the poker agent?</text:p>
      <text:p text:style-name="P1">Multiple goals of poker agents is that want to get sequence of Deck in specific order</text:p>
      <text:p text:style-name="P1">.The order sequence name is that which is actually goals of agent .The name is that <text:s/></text:p>
      <text:p text:style-name="P1"><text:span text:style-name="T1">High Card</text:span>,<text:span text:style-name="T1">One pair</text:span>,<text:span text:style-name="T1">Two pair</text:span>,<text:span text:style-name="T1">Three of a kind</text:span>,<text:span text:style-name="T1">Straight</text:span>,<text:span text:style-name="T1">Flush</text:span>,<text:span text:style-name="T1">Full House</text:span> ,<text:span text:style-name="T1"> Four of a kind</text:span></text:p>
      <text:p text:style-name="P1">,<text:span text:style-name="T1">Straight flush</text:span>,<text:span text:style-name="T1">Royal Flus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7:38:23.916191580</meta:creation-date>
    <dc:date>2021-03-30T17:42:35.019467454</dc:date>
    <meta:editing-duration>PT4M11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5" meta:word-count="55" meta:character-count="324" meta:non-whitespace-character-count="272"/>
  </office:meta>
</office:document-meta>
</file>